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a735" officeooo:paragraph-rsid="0002a735"/>
    </style:style>
    <style:style style:name="P2" style:family="paragraph" style:parent-style-name="Standard">
      <style:text-properties officeooo:rsid="000535ad" officeooo:paragraph-rsid="000535ad"/>
    </style:style>
    <style:style style:name="P3" style:family="paragraph" style:parent-style-name="Standard">
      <style:text-properties officeooo:rsid="0002a735" officeooo:paragraph-rsid="000535ad"/>
    </style:style>
    <style:style style:name="P4" style:family="paragraph" style:parent-style-name="Standard">
      <style:text-properties officeooo:rsid="0006d1ba" officeooo:paragraph-rsid="0006d1ba"/>
    </style:style>
    <style:style style:name="P5" style:family="paragraph" style:parent-style-name="Standard">
      <style:text-properties officeooo:rsid="0002a735" officeooo:paragraph-rsid="00082f0e"/>
    </style:style>
    <style:style style:name="P6" style:family="paragraph" style:parent-style-name="Standard">
      <style:text-properties officeooo:rsid="00082f0e" officeooo:paragraph-rsid="00082f0e"/>
    </style:style>
    <style:style style:name="P7" style:family="paragraph" style:parent-style-name="Standard">
      <style:text-properties officeooo:rsid="0006d1ba" officeooo:paragraph-rsid="00082f0e"/>
    </style:style>
    <style:style style:name="P8" style:family="paragraph" style:parent-style-name="Standard">
      <style:text-properties officeooo:rsid="0006d1ba" officeooo:paragraph-rsid="000997d7"/>
    </style:style>
    <style:style style:name="P9" style:family="paragraph" style:parent-style-name="Standard">
      <style:text-properties fo:font-size="14pt" fo:font-weight="bold" officeooo:rsid="000997d7" officeooo:paragraph-rsid="000997d7" style:font-size-asian="12.25pt" style:font-weight-asian="bold" style:font-size-complex="14pt" style:font-weight-complex="bold"/>
    </style:style>
    <style:style style:name="P10" style:family="paragraph" style:parent-style-name="Standard">
      <style:text-properties fo:font-size="12pt" fo:font-weight="normal" officeooo:rsid="000997d7" officeooo:paragraph-rsid="000997d7"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0535ad" style:font-weight-asian="bold" style:font-weight-complex="bold"/>
    </style:style>
    <style:style style:name="T3" style:family="text">
      <style:text-properties officeooo:rsid="000679e8"/>
    </style:style>
    <style:style style:name="T4" style:family="text">
      <style:text-properties fo:font-weight="bold" officeooo:rsid="00082f0e"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près l’<text:span text:style-name="T1">Activité 1</text:span> j’identifie les choses suivantes : </text:p>
      <text:p text:style-name="P1"/>
      <text:p text:style-name="P1">Manque d’une demande spéciale, potentiellement à l’étape 4, cela permettrait de régler les soucis meme dans d’autre activité tel que le fait de pouvoir demander à avoir les tables rapprochées</text:p>
      <text:p text:style-name="P1"/>
      <text:p text:style-name="P2">La Possibilité de Payer en Ligne ce qui permettrait un gain de temps au client, rajouter une fenêtre à la fin quand on a le résumé de la commande (optionnel pour permettre au client de payer en espèce après le repas sur place)</text:p>
      <text:p text:style-name="P2"/>
      <text:p text:style-name="P2">---</text:p>
      <text:p text:style-name="P2"/>
      <text:p text:style-name="P3">D’après l’<text:span text:style-name="T1">Activité </text:span><text:span text:style-name="T2">2</text:span> j’identifie les choses suivantes : </text:p>
      <text:p text:style-name="P3"/>
      <text:p text:style-name="P2">J’identifie un problème grâce au scénario 2, la personne ne peut pas accéder <text:span text:style-name="T3">aux tables sans avoir mis d’information, et elle veut potentiellement consulter la salle d’abord, rajouter sur la page d’accueil un plan de table avec un mini calendrier a cote pour défiler les jours et voir les disponibilités des tables</text:span></text:p>
      <text:p text:style-name="P2"/>
      <text:p text:style-name="P4">J’identifie grâce au scénario 3 qu’il faudrait pouvoir modifier la table pendant le choix de la table si l’on souhaite réellement une table précise peu importe le jour, donc un petit calendrier avec des boutons pour avancer et reculer en haut de la page de choix de la table</text:p>
      <text:p text:style-name="P4"/>
      <text:p text:style-name="P4">---</text:p>
      <text:p text:style-name="P4"/>
      <text:p text:style-name="P5">D’après l’<text:span text:style-name="T1">Activité </text:span><text:span text:style-name="T4">3</text:span> j’identifie les choses suivantes : </text:p>
      <text:p text:style-name="P5"/>
      <text:p text:style-name="P6">J’ai pu analyser le temps pour traiter une suite d’action et je m’aperçois que les versions alternative que j’ai fait font économiser du temps et sont plus optimisées d’après la méthode KML.<text:line-break/>On peut économiser en évitant d’alterner entre les actions clavier et souris et par exemple dans mon cas faire un maximum possible avec la souris et le clic plutot qu’avec le clavier.</text:p>
      <text:p text:style-name="P7"/>
      <text:p text:style-name="P8">---</text:p>
      <text:p text:style-name="P8"/>
      <text:p text:style-name="P9">Conclusion :</text:p>
      <text:p text:style-name="P9"/>
      <text:p text:style-name="P10">J’en conclus que ma version n’est pas parfaite qu’il y a des optimisations possible en terme de gain de temps, qu’il y a des fonctionnalités que les clients pourrait aimer avoir et qui ne sont pas réellement possible avec mon prototype actu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6T09:30:00.570419595</meta:creation-date>
    <meta:generator>LibreOffice/25.2.6.2$Linux_X86_64 LibreOffice_project/40d1a0e1d5bdf1afaeae24d9ece32bbb00fa66a4</meta:generator>
    <dc:date>2025-10-09T17:09:04.148356942</dc:date>
    <meta:editing-duration>PT38M19S</meta:editing-duration>
    <meta:editing-cycles>6</meta:editing-cycles>
    <meta:document-statistic meta:table-count="0" meta:image-count="0" meta:object-count="0" meta:page-count="1" meta:paragraph-count="13" meta:word-count="309" meta:character-count="1811" meta:non-whitespace-character-count="1512"/>
  </office:meta>
</office:document-meta>
</file>